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normal" officeooo:rsid="00206efe" officeooo:paragraph-rsid="00206efe" style:font-size-asian="20pt" style:font-weight-asian="normal" style:font-size-complex="20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0pt" fo:font-weight="normal" officeooo:rsid="0020f2d5" officeooo:paragraph-rsid="0020f2d5" style:font-size-asian="8.75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>
        <style:tab-stops>
          <style:tab-stop style:position="16.498cm" style:type="right" style:leader-style="solid" style:leader-text="_"/>
        </style:tab-stops>
      </style:paragraph-properties>
      <style:text-properties fo:font-size="10pt" fo:font-weight="normal" officeooo:rsid="0020f2d5" officeooo:paragraph-rsid="0020f2d5" style:font-size-asian="8.75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>
        <style:tab-stops>
          <style:tab-stop style:position="15.704cm" style:leader-style="solid" style:leader-text="_"/>
        </style:tab-stops>
      </style:paragraph-properties>
      <style:text-properties fo:font-size="10pt" fo:font-weight="normal" officeooo:rsid="0020f2d5" officeooo:paragraph-rsid="0020f2d5" style:font-size-asian="8.75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>
        <style:tab-stops>
          <style:tab-stop style:position="15.796cm" style:type="right" style:leader-style="solid" style:leader-text="_"/>
        </style:tab-stops>
      </style:paragraph-properties>
      <style:text-properties fo:font-size="10pt" fo:font-weight="normal" officeooo:rsid="0020f2d5" officeooo:paragraph-rsid="0020f2d5" style:font-size-asian="8.75pt" style:font-weight-asian="normal" style:font-size-complex="10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0pt" fo:font-weight="normal" officeooo:rsid="00218ed6" officeooo:paragraph-rsid="00218ed6" style:font-size-asian="8.75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0pt" fo:font-weight="normal" officeooo:rsid="00218ed6" officeooo:paragraph-rsid="00218ed6" style:font-size-asian="8.75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0pt" fo:font-weight="normal" officeooo:rsid="00230b0b" officeooo:paragraph-rsid="00230b0b" style:font-size-asian="8.75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16cm" style:type="right" style:leader-style="solid" style:leader-text="_"/>
        </style:tab-stops>
      </style:paragraph-properties>
      <style:text-properties fo:font-size="10pt" fo:font-weight="normal" officeooo:rsid="00230b0b" officeooo:paragraph-rsid="00230b0b" style:font-size-asian="8.75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>
        <style:tab-stops>
          <style:tab-stop style:position="15.7cm" style:type="right" style:leader-style="solid" style:leader-text="_"/>
          <style:tab-stop style:position="15.704cm"/>
          <style:tab-stop style:position="16cm" style:type="right" style:leader-style="solid" style:leader-text="_"/>
        </style:tab-stops>
      </style:paragraph-properties>
      <style:text-properties fo:font-size="10pt" fo:font-weight="normal" officeooo:rsid="00230b0b" officeooo:paragraph-rsid="00230b0b" style:font-size-asian="8.75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15.7cm" style:type="right" style:leader-style="solid" style:leader-text="_"/>
          <style:tab-stop style:position="15.704cm"/>
          <style:tab-stop style:position="16cm" style:type="right" style:leader-style="solid" style:leader-text="_"/>
        </style:tab-stops>
      </style:paragraph-properties>
      <style:text-properties fo:font-size="10pt" fo:font-weight="normal" officeooo:rsid="00230b0b" officeooo:paragraph-rsid="00230b0b" style:font-size-asian="8.75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>
        <style:tab-stops>
          <style:tab-stop style:position="4.498cm" style:type="right" style:leader-style="solid" style:leader-text="_"/>
          <style:tab-stop style:position="6.496cm" style:type="right" style:leader-style="solid" style:leader-text="_"/>
          <style:tab-stop style:position="8.005cm" style:type="right" style:leader-style="solid" style:leader-text="_"/>
          <style:tab-stop style:position="9.499cm" style:type="right" style:leader-style="solid" style:leader-text="_"/>
        </style:tab-stops>
      </style:paragraph-properties>
      <style:text-properties fo:font-size="10pt" fo:font-weight="normal" officeooo:rsid="00230b0b" officeooo:paragraph-rsid="00230b0b" style:font-size-asian="8.75pt" style:font-weight-asian="normal" style:font-size-complex="10pt" style:font-weight-complex="normal"/>
    </style:style>
    <style:style style:name="P13" style:family="paragraph" style:parent-style-name="Standard">
      <style:paragraph-properties fo:text-align="start" style:justify-single-word="false">
        <style:tab-stops/>
      </style:paragraph-properties>
      <style:text-properties fo:font-size="10pt" fo:font-weight="normal" officeooo:rsid="00230b0b" officeooo:paragraph-rsid="00230b0b" style:font-size-asian="8.75pt" style:font-weight-asian="normal" style:font-size-complex="10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0pt" fo:font-weight="bold" officeooo:rsid="00230b0b" officeooo:paragraph-rsid="00230b0b" style:font-size-asian="8.75pt" style:font-weight-asian="bold" style:font-size-complex="10pt" style:font-weight-complex="bold"/>
    </style:style>
    <style:style style:name="T1" style:family="text">
      <style:text-properties officeooo:rsid="00218ed6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érelem adatvédelmi joggyakorláshoz</text:p>
      <text:p text:style-name="P1"/>
      <text:p text:style-name="P3">Alulírott <text:tab/>(név),</text:p>
      <text:p text:style-name="P4">regisztrácó során megadott e-mail címem:<text:tab/>,</text:p>
      <text:p text:style-name="P5">regisztráció során megadott számlázási címem:<text:tab/>,</text:p>
      <text:p text:style-name="P2"/>
      <text:p text:style-name="P2">Jelen kérelem előterjesztésével kérem a Farmerpiac EV.-t(4031 Debrecen, Vágóhíd utca 10-12), mint Adatkezelőt, <text:span text:style-name="T1">hogy a hatályos adatvédelmi jogszabályokban meghatározottak alapján:</text:span></text:p>
      <text:list xml:id="list2650681224" text:style-name="L1">
        <text:list-item>
          <text:p text:style-name="P6">tájékoztatás adjon nekem a személyes adataim kezeléséről</text:p>
        </text:list-item>
        <text:list-item>
          <text:p text:style-name="P6">kezelt személyes adataimat törölje</text:p>
        </text:list-item>
        <text:list-item>
          <text:p text:style-name="P6">biztosítsa a szabályzatban megfelelően adataim hordozhatőságát</text:p>
        </text:list-item>
        <text:list-item>
          <text:p text:style-name="P6">tiltakozásom alapján a személyes adataim kezelését megszüntesse.</text:p>
        </text:list-item>
      </text:list>
      <text:p text:style-name="P7"/>
      <text:p text:style-name="P14">A megfelelőt kérjük húzza alá.</text:p>
      <text:p text:style-name="P8"/>
      <text:p text:style-name="P8">Egyéb nyilatkozatom:</text:p>
      <text:p text:style-name="P10"><text:tab/><text:tab/></text:p>
      <text:p text:style-name="P10"><text:tab/></text:p>
      <text:p text:style-name="P10"><text:tab/></text:p>
      <text:p text:style-name="P10"><text:tab/></text:p>
      <text:p text:style-name="P10"><text:tab/><text:tab/></text:p>
      <text:p text:style-name="P10"><text:tab/></text:p>
      <text:p text:style-name="P10"><text:tab/></text:p>
      <text:p text:style-name="P10"><text:tab/></text:p>
      <text:p text:style-name="P9"/>
      <text:p text:style-name="P8"/>
      <text:p text:style-name="P8"/>
      <text:p text:style-name="P8"/>
      <text:p text:style-name="P12">Kelt:<text:tab/> , <text:tab/>év <text:tab/>hó <text:tab/>nap</text:p>
      <text:p text:style-name="P8"/>
      <text:p text:style-name="P8"/>
      <text:p text:style-name="P13"/>
      <text:p text:style-name="P13"><text:tab/><text:tab/><text:tab/><text:tab/><text:tab/><text:tab/><text:tab/><text:tab/><text:tab/><text:tab/>___________________</text:p>
      <text:p text:style-name="P8"><text:tab/><text:tab/><text:tab/><text:tab/><text:tab/><text:tab/><text:tab/><text:tab/><text:tab/><text:tab/> <text:s text:c="3"/>kérelmező aláírása</text:p>
      <text:p text:style-name="P8"/>
      <text:p text:style-name="P8"/>
      <text:p text:style-name="P8"/>
      <text:p text:style-name="P8">A kérelmet a tájékoztatóban meghatározottak szerint kérjük elektronikus úton scannelve a <text:a xlink:type="simple" xlink:href="mailto:gdpr@farmerpiac.hu" text:style-name="Internet_20_link" text:visited-style-name="Visited_20_Internet_20_Link">gdpr@farmerpiac.hu</text:a> e-mail címre küldje el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2T10:07:56.408589056</meta:creation-date>
    <dc:date>2020-06-12T11:04:35.307405249</dc:date>
    <meta:editing-duration>PT35M29S</meta:editing-duration>
    <meta:editing-cycles>10</meta:editing-cycles>
    <meta:generator>LibreOffice/6.4.4.2$Linux_X86_64 LibreOffice_project/40$Build-2</meta:generator>
    <meta:document-statistic meta:table-count="0" meta:image-count="0" meta:object-count="0" meta:page-count="1" meta:paragraph-count="23" meta:word-count="96" meta:character-count="817" meta:non-whitespace-character-count="701"/>
  </office:meta>
</office:document-meta>
</file>